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2" text:outline-level="2"><text:bookmark-start text:name="a-másodfokú-egyenlet-megoldóképlete"/>A másodfokú egyenlet megoldóképlete<text:bookmark-end text:name="a-másodfokú-egyenlet-megoldóképlete"/></text:h>
      <text:p text:style-name="First_20_paragraph">Ha <draw:frame draw:style-name="fr1" text:anchor-type="as-char"><draw:object xlink:href="Formula-0/" xlink:type="simple" xlink:show="embed" xlink:actuate="onLoad"/></draw:frame>, az <draw:frame draw:style-name="fr1" text:anchor-type="as-char"><draw:object xlink:href="Formula-2/" xlink:type="simple" xlink:show="embed" xlink:actuate="onLoad"/></draw:frame> <text:span text:style-name="T1">általános másodfokú egyenlet</text:span> két megoldását az</text:p>
      <text:p text:style-name="Text_20_body"><draw:frame draw:style-name="fr2" text:anchor-type="paragraph"><draw:object xlink:href="Formula-4/" xlink:type="simple" xlink:show="embed" xlink:actuate="onLoad"/></draw:frame></text:p>
      <text:p text:style-name="Text_20_body"><text:span text:style-name="T1">megoldóképlet</text:span> adja.</text:p>
      <text:h text:style-name="Heading_20_2" text:outline-level="2"><text:bookmark-start text:name="további-példák-matematikai-formulák-beágyazására"/>További példák matematikai formulák beágyazására<text:bookmark-end text:name="további-példák-matematikai-formulák-beágyazására"/></text:h>
      <text:p text:style-name="First_20_paragraph">Néhány inline matematikai formula:</text:p>
      <text:list text:style-name="L1">
        <text:list-item>
          <text:p text:style-name="P1">görög betűk: <draw:frame draw:style-name="fr1" text:anchor-type="as-char"><draw:object xlink:href="Formula-6/" xlink:type="simple" xlink:show="embed" xlink:actuate="onLoad"/></draw:frame>;</text:p>
        </text:list-item>
        <text:list-item>
          <text:p text:style-name="P1">tört: <draw:frame draw:style-name="fr1" text:anchor-type="as-char"><draw:object xlink:href="Formula-8/" xlink:type="simple" xlink:show="embed" xlink:actuate="onLoad"/></draw:frame> és</text:p>
        </text:list-item>
        <text:list-item>
          <text:p text:style-name="P1">gyökös kifejezés: <draw:frame draw:style-name="fr1" text:anchor-type="as-char"><draw:object xlink:href="Formula-10/" xlink:type="simple" xlink:show="embed" xlink:actuate="onLoad"/></draw:frame></text:p>
        </text:list-item>
      </text:list>
      <text:p text:style-name="First_20_paragraph">Egy kiemelt képlet:</text:p>
      <text:p text:style-name="Text_20_body"><draw:frame draw:style-name="fr2" text:anchor-type="paragraph"><draw:object xlink:href="Formula-12/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11-20T11:19:09Z</meta:creation-date>
    <dc:date>2023-11-20T11:19:09Z</dc:date>
  </office:meta>
</office:document-meta>
</file>

<file path=Formula-0/content.xml><?xml version="1.0" encoding="utf-8"?>
<math xmlns="http://www.w3.org/1998/Math/MathML" display="inline">
  <mrow>
    <mi>a</mi>
    <mo>≠</mo>
    <mn>0</mn>
  </mrow>
</math>
</file>

<file path=Formula-10/content.xml><?xml version="1.0" encoding="utf-8"?>
<math xmlns="http://www.w3.org/1998/Math/MathML" display="inline">
  <msqrt>
    <mfrac>
      <mrow>
        <mrow>
          <mo stretchy="true" form="prefix">(</mo>
          <mn>1</mn>
          <mi>/</mi>
          <mn>3</mn>
          <mi>y</mi>
          <mo>−</mo>
          <msup>
            <mi>y</mi>
            <mn>3</mn>
          </msup>
          <mo stretchy="true" form="postfix">)</mo>
        </mrow>
        <mrow>
          <mo stretchy="true" form="prefix">(</mo>
          <mo>exp</mo>
          <mi>x</mi>
          <mo>−</mo>
          <msup>
            <mi>x</mi>
            <mn>3</mn>
          </msup>
          <mo stretchy="true" form="postfix">)</mo>
        </mrow>
      </mrow>
      <mrow>
        <mi>x</mi>
        <mo>−</mo>
        <mn>1</mn>
      </mrow>
    </mfrac>
  </msqrt>
</math>
</file>

<file path=Formula-12/content.xml><?xml version="1.0" encoding="utf-8"?>
<math xmlns="http://www.w3.org/1998/Math/MathML" display="block">
  <mrow>
    <msubsup>
      <mo>∫</mo>
      <mn>0</mn>
      <mi>π</mi>
    </msubsup>
    <mo>sin</mo>
    <mi>x</mi>
    <mspace width="0.167em"/>
    <mstyle mathvariant="normal">
      <mi>d</mi>
      <mi>x</mi>
    </mstyle>
    <mo>=</mo>
    <mn>2</mn>
  </mrow>
</math>
</file>

<file path=Formula-2/content.xml><?xml version="1.0" encoding="utf-8"?>
<math xmlns="http://www.w3.org/1998/Math/MathML" display="inline">
  <mrow>
    <mi>a</mi>
    <msup>
      <mi>x</mi>
      <mn>2</mn>
    </msup>
    <mo>+</mo>
    <mi>b</mi>
    <mi>x</mi>
    <mo>+</mo>
    <mi>c</mi>
    <mo>=</mo>
    <mn>0</mn>
  </mrow>
</math>
</file>

<file path=Formula-4/content.xml><?xml version="1.0" encoding="utf-8"?>
<math xmlns="http://www.w3.org/1998/Math/MathML" display="block">
  <mrow>
    <msub>
      <mi>x</mi>
      <mn>12</mn>
    </msub>
    <mo>=</mo>
    <mfrac>
      <mrow>
        <mo>−</mo>
        <mi>b</mi>
        <mo>±</mo>
        <msqrt>
          <mrow>
            <msup>
              <mi>b</mi>
              <mn>2</mn>
            </msup>
            <mo>−</mo>
            <mn>4</mn>
            <mi>a</mi>
            <mi>c</mi>
          </mrow>
        </msqrt>
      </mrow>
      <mrow>
        <mn>2</mn>
        <mi>a</mi>
      </mrow>
    </mfrac>
  </mrow>
</math>
</file>

<file path=Formula-6/content.xml><?xml version="1.0" encoding="utf-8"?>
<math xmlns="http://www.w3.org/1998/Math/MathML" display="inline">
  <mrow>
    <mi>α</mi>
    <mo>,</mo>
    <mi>β</mi>
    <mo>,</mo>
    <mi>γ</mi>
  </mrow>
</math>
</file>

<file path=Formula-8/content.xml><?xml version="1.0" encoding="utf-8"?>
<math xmlns="http://www.w3.org/1998/Math/MathML" display="inline">
  <mfrac>
    <mrow>
      <mo>sin</mo>
      <mi>x</mi>
    </mrow>
    <mrow>
      <mn>1</mn>
      <mo>−</mo>
      <mo>cos</mo>
      <mi>x</mi>
    </mrow>
  </mfrac>
</math>
</file>